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7-0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5-08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2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29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24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18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14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02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18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19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2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0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2-01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19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28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07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10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58376" calcext:value-type="float">
            <text:p>2.2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670012903226" calcext:value-type="float">
            <text:p>2.0867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79793548387" calcext:value-type="float">
            <text:p>2.0457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83664516129" calcext:value-type="float">
            <text:p>1.6918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771922580645" calcext:value-type="float">
            <text:p>1.3177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110296774194" calcext:value-type="float">
            <text:p>1.1311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038012903226" calcext:value-type="float">
            <text:p>1.0503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655944827586" calcext:value-type="float">
            <text:p>1.08655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3307096774194" calcext:value-type="float">
            <text:p>0.77330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63896" calcext:value-type="float">
            <text:p>1.79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871975" calcext:value-type="float">
            <text:p>1.9487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6512" calcext:value-type="float">
            <text:p>2.06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505161290323" calcext:value-type="float">
            <text:p>2.1950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31870967742" calcext:value-type="float">
            <text:p>2.2673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732" calcext:value-type="float">
            <text:p>2.17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51192" calcext:value-type="float">
            <text:p>1.99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9232" calcext:value-type="float">
            <text:p>1.7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552722580645" calcext:value-type="float">
            <text:p>1.3055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11974193548" calcext:value-type="float">
            <text:p>1.8921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365212903226" calcext:value-type="float">
            <text:p>2.0836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949987096774" calcext:value-type="float">
            <text:p>1.7994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507561290323" calcext:value-type="float">
            <text:p>1.6250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699019354839" calcext:value-type="float">
            <text:p>1.5069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202571428571" calcext:value-type="float">
            <text:p>1.5120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4005" calcext:value-type="float">
            <text:p>1.564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00495483871" calcext:value-type="float">
            <text:p>1.6500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9944" calcext:value-type="float">
            <text:p>1.7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308625" calcext:value-type="float">
            <text:p>1.8330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01488" calcext:value-type="float">
            <text:p>1.8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656180645161" calcext:value-type="float">
            <text:p>1.7665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45264516129" calcext:value-type="float">
            <text:p>2.0484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675251612903" calcext:value-type="float">
            <text:p>1.8667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21664516129" calcext:value-type="float">
            <text:p>1.602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317883870968" calcext:value-type="float">
            <text:p>1.4431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319172413793" calcext:value-type="float">
            <text:p>1.36319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67435" calcext:value-type="float">
            <text:p>1.3767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375148387097" calcext:value-type="float">
            <text:p>1.4037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780625" calcext:value-type="float">
            <text:p>1.4978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76424" calcext:value-type="float">
            <text:p>1.50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68361290323" calcext:value-type="float">
            <text:p>1.5366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48328" calcext:value-type="float">
            <text:p>1.68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33832258065" calcext:value-type="float">
            <text:p>1.5393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56464516129" calcext:value-type="float">
            <text:p>1.4205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600722580645" calcext:value-type="float">
            <text:p>1.3360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992742857143" calcext:value-type="float">
            <text:p>1.26992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225925" calcext:value-type="float">
            <text:p>1.3122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032774193548" calcext:value-type="float">
            <text:p>1.2703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554477419355" calcext:value-type="float">
            <text:p>1.1755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1363612903226" calcext:value-type="float">
            <text:p>0.88136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67368" calcext:value-type="float">
            <text:p>0.91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59070967742" calcext:value-type="float">
            <text:p>1.3955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502322580645" calcext:value-type="float">
            <text:p>1.8450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434658064516" calcext:value-type="float">
            <text:p>1.8143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401161290323" calcext:value-type="float">
            <text:p>1.4940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78167741936" calcext:value-type="float">
            <text:p>1.3257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707148387097" calcext:value-type="float">
            <text:p>1.2970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843314285714" calcext:value-type="float">
            <text:p>1.28843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8641" calcext:value-type="float">
            <text:p>1.3186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288980645161" calcext:value-type="float">
            <text:p>1.3428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56944" calcext:value-type="float">
            <text:p>1.41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532475" calcext:value-type="float">
            <text:p>1.4553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58648" calcext:value-type="float">
            <text:p>1.30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08567741936" calcext:value-type="float">
            <text:p>1.0910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026025" calcext:value-type="float">
            <text:p>1.3202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49696" calcext:value-type="float">
            <text:p>1.86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6625" calcext:value-type="float">
            <text:p>1.490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7528" calcext:value-type="float">
            <text:p>1.2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101032258065" calcext:value-type="float">
            <text:p>1.2010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349" calcext:value-type="float">
            <text:p>1.25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057058064516" calcext:value-type="float">
            <text:p>1.3205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744722580645" calcext:value-type="float">
            <text:p>1.4274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22752" calcext:value-type="float">
            <text:p>1.5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14167741936" calcext:value-type="float">
            <text:p>1.5391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05208" calcext:value-type="float">
            <text:p>1.22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088851612903" calcext:value-type="float">
            <text:p>1.4308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941341935484" calcext:value-type="float">
            <text:p>1.5994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937858064516" calcext:value-type="float">
            <text:p>1.6893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268180645161" calcext:value-type="float">
            <text:p>1.2026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27664" calcext:value-type="float">
            <text:p>1.1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0445" calcext:value-type="float">
            <text:p>1.1180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52551724138" calcext:value-type="float">
            <text:p>1.14352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584541935484" calcext:value-type="float">
            <text:p>1.2458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725058064516" calcext:value-type="float">
            <text:p>1.4272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84624" calcext:value-type="float">
            <text:p>1.7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370451612903" calcext:value-type="float">
            <text:p>1.8637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757987096774" calcext:value-type="float">
            <text:p>1.6775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133961290323" calcext:value-type="float">
            <text:p>1.4513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0776" calcext:value-type="float">
            <text:p>1.8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46424" calcext:value-type="float">
            <text:p>1.6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50296774194" calcext:value-type="float">
            <text:p>1.2835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6368" calcext:value-type="float">
            <text:p>1.1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06864516129" calcext:value-type="float">
            <text:p>1.190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88685714286" calcext:value-type="float">
            <text:p>1.27188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546941935484" calcext:value-type="float">
            <text:p>1.2854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75945" calcext:value-type="float">
            <text:p>1.3275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60276923077" calcext:value-type="float">
            <text:p>1.188602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67925" calcext:value-type="float">
            <text:p>1.2436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87325" calcext:value-type="float">
            <text:p>1.2718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75455483871" calcext:value-type="float">
            <text:p>1.4275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80875" calcext:value-type="float">
            <text:p>1.5178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116619354839" calcext:value-type="float">
            <text:p>1.3911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2114" calcext:value-type="float">
            <text:p>0.912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36875" calcext:value-type="float">
            <text:p>1.8073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556722580645" calcext:value-type="float">
            <text:p>1.6255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34975" calcext:value-type="float">
            <text:p>1.2743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36438709677" calcext:value-type="float">
            <text:p>1.1333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137325" calcext:value-type="float">
            <text:p>1.0813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832775" calcext:value-type="float">
            <text:p>1.0983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562886956522" calcext:value-type="float">
            <text:p>1.1056288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94368" calcext:value-type="float">
            <text:p>2.1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757341935484" calcext:value-type="float">
            <text:p>2.1175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160438709677" calcext:value-type="float">
            <text:p>2.2916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9728" calcext:value-type="float">
            <text:p>2.04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652722580645" calcext:value-type="float">
            <text:p>1.6865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6776" calcext:value-type="float">
            <text:p>1.56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9522" calcext:value-type="float">
            <text:p>1.509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183771428571" calcext:value-type="float">
            <text:p>1.53183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777083870968" calcext:value-type="float">
            <text:p>1.6077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475716129032" calcext:value-type="float">
            <text:p>1.8547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61576" calcext:value-type="float">
            <text:p>2.22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6663" calcext:value-type="float">
            <text:p>2.2566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27136" calcext:value-type="float">
            <text:p>2.10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34064516129" calcext:value-type="float">
            <text:p>1.9143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680412903226" calcext:value-type="float">
            <text:p>2.1568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62864516129" calcext:value-type="float">
            <text:p>1.9326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902580645161" calcext:value-type="float">
            <text:p>1.6690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6696" calcext:value-type="float">
            <text:p>1.49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483303225806" calcext:value-type="float">
            <text:p>1.40483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164457142857" calcext:value-type="float">
            <text:p>1.40164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8844" calcext:value-type="float">
            <text:p>1.4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67793548387" calcext:value-type="float">
            <text:p>1.4666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58032" calcext:value-type="float">
            <text:p>1.6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05935483871" calcext:value-type="float">
            <text:p>1.6670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68296" calcext:value-type="float">
            <text:p>1.50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777625" calcext:value-type="float">
            <text:p>1.2577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223019354839" calcext:value-type="float">
            <text:p>1.5222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00110071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15488" calcext:value-type="float">
            <text:p>1.5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44" meta:object-count="0"/>
    <meta:user-defined meta:name="AppVersion">3.0</meta:user-defined>
  </office:meta>
</office:document-meta>
</file>